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2b580"/>
    </style:style>
    <style:style style:name="P3" style:family="paragraph" style:parent-style-name="Standard" style:list-style-name="L2">
      <style:text-properties officeooo:paragraph-rsid="0002b580"/>
    </style:style>
    <style:style style:name="P4" style:family="paragraph" style:parent-style-name="Standard" style:list-style-name="L1">
      <style:text-properties officeooo:rsid="0002b580" officeooo:paragraph-rsid="0002b580"/>
    </style:style>
    <style:style style:name="P5" style:family="paragraph" style:parent-style-name="Standard" style:list-style-name="L1">
      <style:paragraph-properties fo:text-align="center" style:justify-single-word="false"/>
      <style:text-properties fo:font-weight="bold" officeooo:rsid="0002b580" officeooo:paragraph-rsid="0002b580" style:font-weight-asian="bold" style:font-weight-complex="bold"/>
    </style:style>
    <style:style style:name="T1" style:family="text">
      <style:text-properties officeooo:rsid="0002b5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58998591" text:style-name="L1">
        <text:list-header>
          <text:p text:style-name="P5">CS1102: Practical Test 2021:</text:p>
          <text:p text:style-name="P5">Time 02hours</text:p>
          <text:p text:style-name="P4"/>
        </text:list-header>
        <text:list-item>
          <text:p text:style-name="P1"><text:span text:style-name="T1">Y</text:span>ou are to write a <text:span text:style-name="T1">function</text:span> to play a random number guessing gam<text:span text:style-name="T1">e</text:span>. Your program should generate a random number between 1 and 1000 and ask the user to guess what the number is. If the user’s guess is higher than the random number, the program should display “Too high, try again.” If the user’s guess is lower than the random number, the program should display “Too low, try again.” If the user’s guess is equal to the random number, then an appropriate message should be displayed. The program should use a loop that repeats until the user correctly guesses the random number.</text:p>
          <text:p text:style-name="P1"/>
        </text:list-item>
        <text:list-item>
          <text:p text:style-name="P1">Write a program that calculates and displays the average of a group of test scores, all</text:p>
          <text:p text:style-name="P1">integers, where the lowest score in the group is dropped. There are six test scores in</text:p>
          <text:p text:style-name="P2">the group. The program must use the following functions: </text:p>
        </text:list-item>
      </text:list>
      <text:list xml:id="list4153377473" text:style-name="L2">
        <text:list-item>
          <text:list>
            <text:list-item>
              <text:p text:style-name="P3">getScores() must be called by the main function and should ask the user for the six test scores and return them.</text:p>
            </text:list-item>
            <text:list-item>
              <text:p text:style-name="P3">calcAverage() should calculate and return the average of the five highest score and also the lowest of the six test scores. This function should be called just once by the main function,and should be passed the six scores.</text:p>
            </text:list-item>
            <text:list-item>
              <text:p text:style-name="P3">findLowest() should find and return the lowest of the six scores passed to it. It must be called by calcAverage function, which uses it to determine which of the six scores to drop. All work should be delegated to function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2-09T13:58:11.699041406</meta:creation-date>
    <dc:date>2021-02-09T14:04:59.481685752</dc:date>
    <meta:editing-duration>PT6M49S</meta:editing-duration>
    <meta:editing-cycles>1</meta:editing-cycles>
    <meta:generator>LibreOffice/6.4.0.3$Linux_X86_64 LibreOffice_project/b0a288ab3d2d4774cb44b62f04d5d28733ac6df8</meta:generator>
    <meta:document-statistic meta:table-count="0" meta:image-count="0" meta:object-count="0" meta:page-count="1" meta:paragraph-count="9" meta:word-count="254" meta:character-count="1412" meta:non-whitespace-character-count="1171"/>
  </office:meta>
</office:document-meta>
</file>